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5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303cm" fo:min-width="9.198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95cm" fo:min-width="5.744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3.00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402cm" fo:min-width="2.1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9cm" fo:min-width="9.7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5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9.3999996185303pt"/>
    </style:style>
    <style:style style:name="P7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9.3999996185303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.456cm" svg:y="2.27cm">
          <text:p text:style-name="P1">Sanitary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9.698cm" svg:height="2.553cm" draw:transform="skewX (-0.0120427718387609) translate (35.229cm 9.75cm)">
          <text:p text:style-name="P1"><text:span text:style-name="T1">The Sewage Treatment Plant is made </text:span></text:p>
          <text:p text:style-name="P1"><text:span text:style-name="T1">of corrosion resistant materi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35cm" svg:height="1.651cm" svg:x="12.062cm" svg:y="18.018cm">
          <text:p text:style-name="P1">FlowStorageDe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483cm" svg:y="10.706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53cm" svg:height="2.286cm" svg:x="2.61cm" svg:y="6.615cm">
          <text:p text:style-name="P1">Attrib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4.953cm" svg:height="2.286cm" svg:x="2.61cm" svg:y="15.035cm">
          <text:p text:style-name="P1">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227cm" svg:height="1.367cm" draw:transform="skewX (-0.0307177948351002) rotate (-0.030194196059502) translate (9.973cm 14.498cm)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244cm" svg:height="1.368cm" svg:x="13.682cm" svg:y="14.507cm">
          <text:p text:style-name="P1"><text:span text:style-name="T2">Class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62cm" svg:height="1.231cm" svg:x="17.164cm" svg:y="14.644cm">
          <text:p text:style-name="P1"><text:span text:style-name="T2">Predefined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596cm" svg:height="2.462cm" svg:x="9.735cm" svg:y="10.296cm">
          <text:p text:style-name="P1"><text:span text:style-name="T1"/></text:p>
          <text:p text:style-name="P1"><text:span text:style-name="T1">Sewage</text:span></text:p>
          <text:p text:style-name="P1"><text:span text:style-name="T1">Treatment</text:span></text:p>
          <text:p text:style-name="P1"><text:span text:style-name="T1">Plant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596cm" svg:height="2.462cm" svg:x="13.54cm" svg:y="10.278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596cm" svg:height="2.462cm" svg:x="17.402cm" svg:y="10.249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1.474cm" svg:y1="14.536cm" svg:x2="11.474cm" svg:y2="12.758cm">
          <text:p/>
        </draw:line>
        <draw:line draw:style-name="gr9" draw:text-style-name="P8" draw:layer="layout" svg:x1="15.194cm" svg:y1="14.536cm" svg:x2="15.194cm" svg:y2="12.758cm">
          <text:p/>
        </draw:line>
        <draw:line draw:style-name="gr9" draw:text-style-name="P8" draw:layer="layout" svg:x1="19.133cm" svg:y1="14.673cm" svg:x2="19.133cm" svg:y2="12.758cm">
          <text:p/>
        </draw:line>
        <draw:custom-shape draw:style-name="gr10" draw:text-style-name="P8" draw:layer="layout" svg:width="11.852cm" svg:height="6.156cm" svg:x="9.468cm" svg:y="1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3" draw:id="id3" draw:layer="layout" svg:width="5.333cm" svg:height="3.302cm" svg:x="25.074cm" svg:y="17.129cm">
          <text:p text:style-name="P1"><text:span text:style-name="T1"><text:s/></text:span><text:span text:style-name="T1">CheckProvided</text:span><text:span text:style-name="T1"><text:line-break/></text:span><text:span text:style-name="T1">Materi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4.996cm" svg:y1="6.588cm" svg:x2="4.996cm" svg:y2="4.81cm">
          <text:p/>
        </draw:line>
        <draw:line draw:style-name="gr9" draw:text-style-name="P8" draw:layer="layout" svg:x1="5.023cm" svg:y1="10.679cm" svg:x2="5.023cm" svg:y2="8.901cm">
          <text:p/>
        </draw:line>
        <draw:line draw:style-name="gr9" draw:text-style-name="P8" draw:layer="layout" svg:x1="5.023cm" svg:y1="15.035cm" svg:x2="5.023cm" svg:y2="13.257cm">
          <text:p/>
        </draw:line>
        <draw:line draw:style-name="gr9" draw:text-style-name="P8" draw:layer="layout" svg:x1="15.177cm" svg:y1="17.983cm" svg:x2="15.177cm" svg:y2="16.205cm">
          <text:p/>
        </draw:line>
        <draw:connector draw:style-name="gr9" draw:text-style-name="P8" draw:layer="layout" svg:x1="12.062cm" svg:y1="18.843cm" svg:x2="5.087cm" svg:y2="17.321cm" draw:start-shape="id1" draw:start-glue-point="3" draw:end-shape="id2" draw:end-glue-point="8" svg:d="M12062 18843h-6975v-1522" svg:viewBox="0 0 6976 1523">
          <text:p/>
        </draw:connector>
        <draw:line draw:style-name="gr9" draw:text-style-name="P8" draw:layer="layout" svg:x1="18.526cm" svg:y1="18.78cm" svg:x2="25.13cm" svg:y2="18.78cm">
          <text:p/>
        </draw:line>
        <draw:connector draw:style-name="gr9" draw:text-style-name="P8" draw:layer="layout" svg:x1="27.741cm" svg:y1="20.431cm" svg:x2="35.335cm" svg:y2="26.3cm" draw:start-shape="id3" draw:start-glue-point="6" draw:end-shape="id4" draw:end-glue-point="3" svg:d="M27741 20431v5869h7594" svg:viewBox="0 0 7595 5870">
          <text:p/>
        </draw:connector>
        <draw:connector draw:style-name="gr9" draw:text-style-name="P8" draw:layer="layout" svg:x1="27.741cm" svg:y1="17.129cm" svg:x2="35.244cm" svg:y2="11.026cm" draw:start-shape="id3" draw:start-glue-point="4" draw:end-shape="id5" draw:end-glue-point="3" svg:d="M27741 17129v-6103h7503" svg:viewBox="0 0 7504 6104">
          <text:p/>
        </draw:connector>
        <draw:frame draw:style-name="gr12" draw:text-style-name="P9" draw:layer="layout" svg:width="1.844cm" svg:height="0.962cm" svg:x="32.623cm" svg:y="25.13cm">
          <draw:text-box>
            <text:p><text:span text:style-name="T5">NOT</text:span></text:p>
          </draw:text-box>
        </draw:frame>
        <draw:custom-shape draw:style-name="gr13" draw:text-style-name="P11" xml:id="id4" draw:id="id4" draw:layer="layout" svg:width="10.242cm" svg:height="2.54cm" draw:transform="skewX (-0.0120427718387609) translate (35.32cm 25.03cm)">
          <text:p text:style-name="P10"><text:span text:style-name="T1">The Sewage Treatment Plant is not made </text:span></text:p>
          <text:p text:style-name="P1"><text:span text:style-name="T1">of corrosion resistant materia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8-11-20T10:59:40.346000000</dc:date>
    <meta:editing-duration>PT3H7M59S</meta:editing-duration>
    <meta:editing-cycles>8</meta:editing-cycles>
    <meta:generator>LibreOffice/6.1.2.1$Windows_X86_64 LibreOffice_project/65905a128db06ba48db947242809d14d3f9a93fe</meta:generator>
    <meta:document-statistic meta:object-count="27"/>
  </office:meta>
</office:document-meta>
</file>